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Standard">
      <style:text-properties fo:color="#000000" style:font-name="Arial" fo:font-size="16pt" fo:font-weight="bold" officeooo:rsid="00317939" officeooo:paragraph-rsid="003183fc" style:font-size-asian="14pt" style:font-weight-asian="bold" style:font-size-complex="16pt" style:font-weight-complex="bold"/>
    </style:style>
    <style:style style:name="P5" style:family="paragraph" style:parent-style-name="TA_20_Element_20_Clair_20_centré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8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19" style:family="paragraph" style:parent-style-name="TA_20_Text_20_centré">
      <style:text-properties officeooo:paragraph-rsid="00229266"/>
    </style:style>
    <style:style style:name="P20" style:family="paragraph" style:parent-style-name="TA_20_Text_20_centré">
      <style:text-properties officeooo:paragraph-rsid="00241831"/>
    </style:style>
    <style:style style:name="P21" style:family="paragraph" style:parent-style-name="TA_20_Text_20_centré">
      <style:text-properties officeooo:paragraph-rsid="002e2124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4548ac"/>
    </style:style>
    <style:style style:name="P24" style:family="paragraph" style:parent-style-name="Standard" style:list-style-name="L1">
      <style:text-properties fo:color="#000000" style:font-name="Arial" fo:font-size="16pt" officeooo:rsid="003a43ae" officeooo:paragraph-rsid="003183fc" style:font-size-asian="14pt" style:font-size-complex="16pt"/>
    </style:style>
    <style:style style:name="P25" style:family="paragraph" style:parent-style-name="Standard" style:list-style-name="L1">
      <style:text-properties fo:color="#000000" style:font-name="Arial" fo:font-size="16pt" officeooo:rsid="003df191" officeooo:paragraph-rsid="0037f133" style:font-size-asian="14pt" style:font-size-complex="16pt"/>
    </style:style>
    <style:style style:name="P26" style:family="paragraph" style:parent-style-name="Standard" style:list-style-name="L1">
      <style:text-properties fo:color="#000000" style:font-name="Arial" fo:font-size="16pt" officeooo:rsid="003df191" officeooo:paragraph-rsid="00376727" style:font-size-asian="14pt" style:font-size-complex="16pt"/>
    </style:style>
    <style:style style:name="P27" style:family="paragraph" style:parent-style-name="Standard" style:list-style-name="L1">
      <style:text-properties fo:color="#000000" style:font-name="Arial" fo:font-size="16pt" officeooo:rsid="003df191" officeooo:paragraph-rsid="0039eb02" style:font-size-asian="14pt" style:font-size-complex="16pt"/>
    </style:style>
    <style:style style:name="P28" style:family="paragraph" style:parent-style-name="Standard" style:list-style-name="L1">
      <style:text-properties fo:color="#000000" style:font-name="Arial" fo:font-size="16pt" officeooo:rsid="003df191" officeooo:paragraph-rsid="003a6760" style:font-size-asian="14pt" style:font-size-complex="16pt"/>
    </style:style>
    <style:style style:name="P29" style:family="paragraph" style:parent-style-name="Standard" style:list-style-name="L1">
      <style:text-properties fo:color="#000000" style:font-name="Arial" fo:font-size="16pt" fo:font-style="italic" officeooo:rsid="0035da21" officeooo:paragraph-rsid="0037f133" style:font-size-asian="14pt" style:font-style-asian="italic" style:font-size-complex="16pt" style:font-style-complex="italic"/>
    </style:style>
    <style:style style:name="P30" style:family="paragraph" style:parent-style-name="Standard" style:list-style-name="L1">
      <style:text-properties fo:color="#000000" style:font-name="Arial" fo:font-size="16pt" fo:font-style="italic" officeooo:rsid="0035da21" officeooo:paragraph-rsid="00376727" style:font-size-asian="14pt" style:font-style-asian="italic" style:font-size-complex="16pt" style:font-style-complex="italic"/>
    </style:style>
    <style:style style:name="P31" style:family="paragraph" style:parent-style-name="Standard" style:list-style-name="L1">
      <style:text-properties fo:color="#000000" style:font-name="Arial" fo:font-size="16pt" fo:font-style="italic" officeooo:rsid="0035da21" officeooo:paragraph-rsid="0039eb02" style:font-size-asian="14pt" style:font-style-asian="italic" style:font-size-complex="16pt" style:font-style-complex="italic"/>
    </style:style>
    <style:style style:name="P32" style:family="paragraph" style:parent-style-name="Standard" style:list-style-name="L1">
      <style:text-properties fo:color="#000000" style:font-name="Arial" fo:font-size="16pt" fo:font-style="italic" officeooo:rsid="0035da21" officeooo:paragraph-rsid="003a6760" style:font-size-asian="14pt" style:font-style-asian="italic" style:font-size-complex="16pt" style:font-style-complex="italic"/>
    </style:style>
    <style:style style:name="P33" style:family="paragraph" style:parent-style-name="Standard" style:list-style-name="L1">
      <style:text-properties fo:color="#000000" style:font-name="Arial" fo:font-size="16pt" fo:font-weight="bold" officeooo:rsid="003a43ae" officeooo:paragraph-rsid="003183fc" style:font-size-asian="14pt" style:font-weight-asian="bold" style:font-size-complex="16pt" style:font-weight-complex="bold"/>
    </style:style>
    <style:style style:name="P34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0c53cb" style:font-weight-asian="normal" style:font-weight-complex="normal"/>
    </style:style>
    <style:style style:name="T8" style:family="text">
      <style:text-properties fo:color="#000000" style:font-name="Arial" fo:font-weight="normal" officeooo:rsid="00283ec2" style:font-weight-asian="normal" style:font-weight-complex="normal"/>
    </style:style>
    <style:style style:name="T9" style:family="text">
      <style:text-properties fo:color="#000000" style:font-name="Arial" fo:font-weight="normal" officeooo:rsid="002c5879" style:font-weight-asian="normal" style:font-weight-complex="normal"/>
    </style:style>
    <style:style style:name="T10" style:family="text">
      <style:text-properties fo:color="#000000" style:font-name="Arial" fo:font-weight="normal" officeooo:rsid="004ca611" style:font-weight-asian="normal" style:font-weight-complex="normal"/>
    </style:style>
    <style:style style:name="T11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2" style:family="text">
      <style:text-properties fo:color="#000000" style:font-name="Arial" fo:font-size="11pt" fo:font-weight="normal" officeooo:rsid="00241831" style:font-size-asian="11pt" style:font-weight-asian="normal"/>
    </style:style>
    <style:style style:name="T13" style:family="text">
      <style:text-properties fo:color="#000000" style:font-name="Arial" fo:font-size="11pt" fo:font-weight="normal" officeooo:rsid="002e2124" style:font-size-asian="11pt" style:font-weight-asian="normal"/>
    </style:style>
    <style:style style:name="T14" style:family="text">
      <style:text-properties fo:color="#000000" style:font-name="Arial" fo:font-size="11pt" fo:font-weight="normal" officeooo:rsid="0031a501" style:font-size-asian="11pt" style:font-weight-asian="normal"/>
    </style:style>
    <style:style style:name="T15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officeooo:rsid="00406d7d" style:font-size-asian="11pt" style:font-weight-asian="normal"/>
    </style:style>
    <style:style style:name="T18" style:family="text">
      <style:text-properties fo:color="#000000" style:font-name="Arial" fo:font-size="11pt" fo:font-weight="normal" officeooo:rsid="0040b85e" style:font-size-asian="11pt" style:font-weight-asian="normal"/>
    </style:style>
    <style:style style:name="T19" style:family="text">
      <style:text-properties fo:color="#000000" style:font-name="Arial" fo:font-size="11pt" fo:font-weight="normal" officeooo:rsid="0042ca6c" style:font-size-asian="11pt" style:font-weight-asian="normal"/>
    </style:style>
    <style:style style:name="T20" style:family="text">
      <style:text-properties fo:color="#000000" style:font-name="Arial" fo:font-size="11pt" officeooo:rsid="000c53cb" style:font-size-asian="11pt" style:font-size-complex="11pt"/>
    </style:style>
    <style:style style:name="T21" style:family="text">
      <style:text-properties fo:color="#000000" style:font-name="Arial" officeooo:rsid="0015fe98"/>
    </style:style>
    <style:style style:name="T22" style:family="text">
      <style:text-properties fo:color="#000000" style:font-name="Arial" officeooo:rsid="00180ea1"/>
    </style:style>
    <style:style style:name="T23" style:family="text">
      <style:text-properties fo:color="#000000" style:font-name="Arial" officeooo:rsid="002b7be4"/>
    </style:style>
    <style:style style:name="T24" style:family="text">
      <style:text-properties fo:color="#000000" style:font-name="Arial" officeooo:rsid="002be793"/>
    </style:style>
    <style:style style:name="T25" style:family="text">
      <style:text-properties style:use-window-font-color="true" style:font-name="Arial" officeooo:rsid="003183fc"/>
    </style:style>
    <style:style style:name="T26" style:family="text">
      <style:text-properties officeooo:rsid="002afede"/>
    </style:style>
    <style:style style:name="T27" style:family="text">
      <style:text-properties officeooo:rsid="003efda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c0182" style:font-weight-asian="bold" style:font-weight-complex="bold"/>
    </style:style>
    <style:style style:name="T30" style:family="text">
      <style:text-properties fo:font-weight="bold" officeooo:rsid="003df191" style:font-weight-asian="bold" style:font-weight-complex="bold"/>
    </style:style>
    <style:style style:name="T31" style:family="text">
      <style:text-properties officeooo:rsid="00438fe6"/>
    </style:style>
    <style:style style:name="T32" style:family="text">
      <style:text-properties officeooo:rsid="003c0182"/>
    </style:style>
    <style:style style:name="T33" style:family="text">
      <style:text-properties officeooo:rsid="004234fb"/>
    </style:style>
    <style:style style:name="T34" style:family="text">
      <style:text-properties officeooo:rsid="003df191"/>
    </style:style>
    <style:style style:name="T35" style:family="text">
      <style:text-properties officeooo:rsid="00419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09-28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8/09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text:span text:style-name="TA_20_Style_20_foncé"><text:span text:style-name="T2">Auteur</text:span></text:span></text:p>
            <text:p text:style-name="P7"><text:span text:style-name="TA_20_Element_20_clair_20_marqué"><text:span text:style-name="T15">Thom</text:span></text:span><text:span text:style-name="TA_20_Element_20_clair_20_marqué"><text:span text:style-name="T16">as COGGIA</text:span></text:span><text:span text:style-name="TA_20_Element_20_clair_20_marqué"><text:span text:style-name="T20"> <text:s text:c="14"/></text:span></text:span><text:span text:style-name="TA_20_Element_20_clair_20_marqué"><text:span text:style-name="T6"><text:s text:c="5"/></text:span></text:span></text:p>
          </table:table-cell>
          <table:table-cell table:style-name="Tableau1.B1" office:value-type="string">
            <text:p text:style-name="P14"><draw:control text:anchor-type="as-char" draw:z-index="0" draw:style-name="gr1" draw:text-style-name="P34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7"><text:span text:style-name="TA_20_Style_20_foncé"><text:span text:style-name="T2">Equipe</text:span></text:span></text:p>
            <text:p text:style-name="P13"><text:span text:style-name="TA_20_Style_20_clair"><text:span text:style-name="T23">Saad C</text:span></text:span><text:span text:style-name="TA_20_Style_20_clair"><text:span text:style-name="T24">HIADMI</text:span></text:span><text:span text:style-name="TA_20_Style_20_clair"><text:span text:style-name="T23">, Thomas COGGIA</text:span></text:span></text:p>
          </table:table-cell>
          <table:table-cell table:style-name="Tableau1.B2" table:number-rows-spanned="2" office:value-type="string">
            <text:p text:style-name="P11"><text:span text:style-name="TA_20_Style_20_foncé"><text:span text:style-name="T6"/></text:span></text:p>
            <text:p text:style-name="P10"><text:span text:style-name="TA_20_Style_20_foncé"><text:span text:style-name="T4">Statut</text:span></text:span></text:p>
            <text:p text:style-name="P10"><text:span text:style-name="TA_20_Style_20_clair"><text:span text:style-name="T22">F</text:span></text:span><text:span text:style-name="TA_20_Style_20_clair"><text:span text:style-name="T21">inal</text:span></text:span></text:p>
            <text:p text:style-name="P9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12"><text:span text:style-name="TA_20_Style_20_clair"><text:span text:style-name="T8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<text:span text:style-name="TA_20_Style_20_foncé"><text:span text:style-name="T2">Chemi</text:span></text:span><text:span text:style-name="TA_20_Style_20_foncé"><text:span text:style-name="T3">n</text:span></text:span></text:p>
            <text:p text:style-name="P23"><text:span text:style-name="TA_20_Style_20_clair"><text:span text:style-name="T10">Babyfoot</text:span></text:span><text:span text:style-name="TA_20_Style_20_clair"><text:span text:style-name="T9">/TAPS/Modèles</text:span></text:span></text:p>
          </table:table-cell>
          <table:table-cell table:style-name="Tableau1.B2" office:value-type="string">
            <text:p text:style-name="P6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5">2</text:span></text:span><field:fieldmark-end/></text:p>
          </table:table-cell>
        </table:table-row>
      </table:table>
      <text:p text:style-name="P17"/>
      <text:p text:style-name="P18">Modèles <text:span text:style-name="T26">pour gestion de projet</text:span></text:p>
      <text:p text:style-name="P15"/>
      <text:p text:style-name="P16">Modèle <text:span text:style-name="T35">du compte-rendu d’interview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5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5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5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5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9"><text:span text:style-name="TA_20_Element_20_clair_20_marqué"><text:span text:style-name="T11">1.0</text:span></text:span></text:p>
          </table:table-cell>
          <table:table-cell table:style-name="Tableau2.B2" office:value-type="string">
            <text:p text:style-name="P20"><text:span text:style-name="TA_20_Element_20_clair_20_marqué"><text:span text:style-name="T14">2</text:span></text:span><text:span text:style-name="TA_20_Element_20_clair_20_marqué"><text:span text:style-name="T19">8</text:span></text:span><text:span text:style-name="TA_20_Element_20_clair_20_marqué"><text:span text:style-name="T14">/</text:span></text:span><text:span text:style-name="TA_20_Element_20_clair_20_marqué"><text:span text:style-name="T19">09</text:span></text:span><text:span text:style-name="TA_20_Element_20_clair_20_marqué"><text:span text:style-name="T12">/2019</text:span></text:span></text:p>
          </table:table-cell>
          <table:table-cell table:style-name="Tableau2.B2" office:value-type="string">
            <text:p text:style-name="P20"><text:span text:style-name="TA_20_Element_20_clair_20_marqué"><text:span text:style-name="T12">Final</text:span></text:span></text:p>
          </table:table-cell>
          <table:table-cell table:style-name="Tableau2.D2" office:value-type="string">
            <text:p text:style-name="P21"><text:span text:style-name="TA_20_Element_20_clair_20_marqué"><text:span text:style-name="T13">Thomas COGGIA</text:span></text:span></text:p>
          </table:table-cell>
        </table:table-row>
      </table:table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emble des informations à obtenir</text:p>
      <text:list xml:id="list1916053402" text:style-name="L1">
        <text:list-item>
          <text:p text:style-name="P24"><text:span text:style-name="T29">&lt;</text:span><text:span text:style-name="T28">Sujet </text:span><text:span text:style-name="T30">1&gt;</text:span></text:p>
          <text:list>
            <text:list-item>
              <text:p text:style-name="P25">&lt;Question <text:span text:style-name="T31">1.1&gt;</text:span></text:p>
              <text:p text:style-name="P29">&lt;Réponse&gt;</text:p>
            </text:list-item>
          </text:list>
        </text:list-item>
        <text:list-item>
          <text:p text:style-name="P33"><text:span text:style-name="T32">&lt;</text:span>Sujet 2<text:span text:style-name="T32">&gt;</text:span></text:p>
          <text:list>
            <text:list-item>
              <text:p text:style-name="P26">&lt;Question <text:span text:style-name="T33">2.1</text:span>&gt;</text:p>
              <text:p text:style-name="P30">&lt;Réponse&gt;</text:p>
            </text:list-item>
            <text:list-item>
              <text:p text:style-name="P26">&lt;Question <text:span text:style-name="T33">2.</text:span>2&gt;</text:p>
              <text:p text:style-name="P30">&lt;Réponse&gt;</text:p>
            </text:list-item>
            <text:list-item>
              <text:p text:style-name="P27">&lt;Question <text:span text:style-name="T33">2.3</text:span>&gt;</text:p>
              <text:p text:style-name="P31">&lt;Réponse&gt;</text:p>
            </text:list-item>
            <text:list-item>
              <text:p text:style-name="P27">&lt;Question <text:span text:style-name="T33">2.4</text:span>&gt;</text:p>
              <text:p text:style-name="P31">&lt;Réponse&gt;</text:p>
            </text:list-item>
          </text:list>
        </text:list-item>
        <text:list-item>
          <text:p text:style-name="P33"><text:span text:style-name="T32">&lt;</text:span>Sujet <text:span text:style-name="T34">3&gt;</text:span></text:p>
          <text:list>
            <text:list-item>
              <text:p text:style-name="P28">&lt;Question <text:span text:style-name="T27">3.1</text:span>&gt;</text:p>
              <text:p text:style-name="P32">&lt;Réponse&gt;</text:p>
            </text:list-item>
            <text:list-item>
              <text:p text:style-name="P28">&lt;Question <text:span text:style-name="T27">3.</text:span>2&gt;</text:p>
              <text:p text:style-name="P32">&lt;Réponse&gt;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2</meta:editing-cycles>
    <meta:creation-date>2019-09-28T15:39:09.338000000</meta:creation-date>
    <dc:date>2019-10-11T19:45:12.176000000</dc:date>
    <meta:editing-duration>PT5H15M55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42" meta:word-count="89" meta:character-count="533" meta:non-whitespace-character-count="479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